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5.56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625cm" svg:height="5.927cm" svg:x="0.688cm" svg:y="2.378cm">
          <draw:text-box>
            <text:p><text:span text:style-name="T1">IMAGENS PRA CELULAR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8:41:44.738054781</dc:date>
    <meta:editing-duration>PT3H1M56S</meta:editing-duration>
    <meta:editing-cycles>14</meta:editing-cycles>
    <meta:generator>LibreOffice/7.0.6.2$Linux_X86_64 LibreOffice_project/00$Build-2</meta:generator>
    <meta:document-statistic meta:object-count="2"/>
  </office:meta>
</office:document-meta>
</file>